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Verdan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Verda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color="#000000" style:font-name="Verdan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font-name="Verda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Shell-Skripte verstehen Teil 8<text:line-break/></text:span><text:span text:style-name="T8">Seite 311 - 313 im Begleitbuch</text:span><text:span text:style-name="T3"><text:line-break/><text:line-break/><text:line-break/>Mehrfachauswahl mit case und esac</text:span><text:span text:style-name="T2"><text:line-break/><text:line-break/>Manchmal werden if-elif-elif... Verkettungen zu lang, wie wir gesehen haben. Das geht einfacher mit case.<text:line-break/><text:line-break/>Case Variable in<text:line-break/><text:line-break/><text:tab/>Bedingung1) Befehl1 ;;<text:tab/><text:tab/>#die Klammer schließt die Bedingung ab<text:line-break/><text:tab/>Bedingung2) Befehl2 ;;<text:tab/><text:tab/>#die beiden ; schließen den Befehl ab...<text:line-break/><text:tab/>Bedingung3) Befehl3 ;;<text:tab/><text:tab/>#...Kommando ist fertig<text:line-break/><text:tab/>…<text:line-break/>esac<text:tab/><text:tab/><text:tab/><text:tab/><text:tab/><text:tab/>#case rückwärts geschrieben als Abschluß<text:line-break/><text:line-break/><text:line-break/>Das Beispiel aus Übungsaufgabe_Shell-Skripte_Teil1cV0.2 mit if-elif-elif...:<text:line-break/></text:span><text:span text:style-name="T5"><text:line-break/></text:span><text:span text:style-name="T6">#!/bin/bash<text:tab/></text:span><text:span text:style-name="T5"><text:line-break/>#Die 4 Grundrechenarten</text:span><text:span text:style-name="T6"><text:line-break/>clear; echo -e „Welche Rechenoperation moechten Sie ausfuehren?\n</text:span><text:span text:style-name="T5">Geben Sie a, s, m oder d ein und bestätigen mit der Enter-Taste!\n“</text:span><text:span text:style-name="T6"><text:line-break/>echo -e „ <text:tab/>[a]ddieren<text:line-break/><text:tab/><text:tab/>[s]ubtrahieren<text:line-break/><text:tab/><text:tab/>[m]ultiplizieren<text:line-break/><text:tab/><text:tab/>[d]ividieren<text:tab/><text:tab/>“</text:span><text:span text:style-name="T5"><text:line-break/>read operator<text:tab/><text:tab/>#liest von der Standardeingabe, speichert in der Variable operator<text:line-break/><text:line-break/>clear; echo -e „\nGeben Sie jetzt den 1. Wert ein „<text:line-break/>read a<text:tab/><text:tab/><text:tab/>#liest von der Standardeingabe, speichert in der Variable a<text:line-break/>clear; echo -e „\nGeben Sie jetzt den 2. Wert ein „<text:line-break/>read b<text:tab/><text:tab/><text:tab/>#liest von der Standardeingabe, speichert in der Variable b<text:line-break/><text:line-break/>if [ $operator = a ]; then</text:span></text:p>
      <text:p text:style-name="P2"><text:tab/>let c=a+b</text:p>
      <text:p text:style-name="P2"><text:tab/>clear; echo $a + $b =$c<text:line-break/><text:line-break/>elif [ $operator = s ]; then</text:p>
      <text:p text:style-name="P2"><text:tab/>let c=a-b</text:p>
      <text:p text:style-name="P2"><text:tab/>clear; echo $a - $b =$c<text:line-break/><text:line-break/>elif [ $operator = m ]; then</text:p>
      <text:p text:style-name="P2"><text:tab/>let c=a*b</text:p>
      <text:p text:style-name="P2"><text:tab/>clear; echo $a „*“ $b =$c<text:line-break/><text:line-break/>elif [ $operator = d ]; then</text:p>
      <text:p text:style-name="P2"><text:tab/>let c=a/b</text:p>
      <text:p text:style-name="P3"><text:span text:style-name="T4"><text:tab/>clear; echo $a / $b =$c<text:line-break/><text:line-break/>else clear; echo -e „\nSie haben einen ungueltigen Operator angegeben!<text:line-break/>Exit 1<text:line-break/>fi<text:line-break/><text:line-break/></text:span><text:soft-page-break/><text:span text:style-name="T4">exit 0<text:line-break/>fi<text:line-break/></text:span><text:span text:style-name="T3">Und jetzt, das gleiche Beispiel mit case:</text:span><text:span text:style-name="T2"><text:line-break/><text:line-break/></text:span><text:span text:style-name="T1">#!/bin/bash<text:tab/></text:span><text:span text:style-name="T2"><text:line-break/>#Die 4 Grundrechenarten</text:span><text:span text:style-name="T1"><text:line-break/>clear; echo -e „Welche Rechenoperation moechten Sie ausfuehren?\n</text:span><text:span text:style-name="T2">Geben Sie a, s, m oder d ein und bestätigen mit der Enter-Taste!\n“</text:span><text:span text:style-name="T1"><text:line-break/>echo -e „ <text:tab/>[a]ddieren<text:line-break/><text:tab/><text:tab/>[s]ubtrahieren<text:line-break/><text:tab/><text:tab/>[m]ultiplizieren<text:line-break/><text:tab/><text:tab/>[d]ividieren<text:tab/><text:tab/>“</text:span><text:span text:style-name="T2"><text:line-break/>read operator<text:tab/><text:tab/>#liest von der Standardeingabe, speichert in der <text:tab/><text:tab/><text:tab/><text:tab/><text:tab/> <text:s/>Variable operator<text:line-break/><text:line-break/>clear; echo -e „\nGeben Sie jetzt den 1. Wert ein „<text:line-break/>read a<text:tab/><text:tab/><text:tab/>#liest von der Standardeingabe, speichert in der <text:tab/><text:tab/><text:tab/><text:tab/><text:tab/> <text:s/>Variable a<text:line-break/>clear; echo -e „\nGeben Sie jetzt den 2. Wert ein „<text:line-break/>read b<text:tab/><text:tab/><text:tab/>#liest von der Standardeingabe, speichert in der <text:tab/><text:tab/><text:tab/><text:tab/><text:tab/> <text:s/>Variable b<text:line-break/><text:line-break/><text:tab/><text:tab/><text:tab/><text:tab/></text:span><text:span text:style-name="T3">#Bisher alles gleich</text:span><text:span text:style-name="T2"><text:line-break/><text:line-break/>case „operator“ in<text:line-break/><text:line-break/><text:tab/>a)<text:line-break/><text:tab/>let c=a+b</text:span></text:p>
      <text:p text:style-name="P1"><text:tab/>clear; echo $a + $b =$c;;<text:line-break/><text:line-break/><text:tab/>s)<text:line-break/><text:tab/>let c=a-b</text:p>
      <text:p text:style-name="P1"><text:tab/>clear; echo $a - $b =$c;;<text:line-break/><text:line-break/><text:tab/>m)<text:line-break/><text:tab/>let c=a*b</text:p>
      <text:p text:style-name="P1"><text:tab/>clear; echo $a „*“ $b =$c;;<text:line-break/><text:line-break/><text:tab/>d)<text:line-break/><text:tab/>let c=a/b</text:p>
      <text:p text:style-name="P1"><text:tab/>clear; echo $a / $b =$c;;<text:line-break/><text:line-break/><text:line-break/><text:tab/>*)<text:tab/><text:tab/><text:tab/><text:tab/>#wie else<text:line-break/><text:tab/>clear; echo -e „\nSie haben einen ungueltigen Operator angegeben!<text:line-break/><text:tab/>exit 1;;<text:line-break/><text:line-break/>esac<text:line-break/>exit 0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08:34:07.75</meta:creation-date>
    <dc:date>2020-05-20T08:36:53.61</dc:date>
    <meta:editing-duration>PT4H22M35S</meta:editing-duration>
    <meta:editing-cycles>9</meta:editing-cycles>
    <meta:generator>OpenOffice/4.1.7$Win32 OpenOffice.org_project/417m1$Build-9800</meta:generator>
    <meta:print-date>2019-09-03T11:02:44.16</meta:print-date>
    <meta:document-statistic meta:table-count="0" meta:image-count="0" meta:object-count="0" meta:page-count="2" meta:paragraph-count="13" meta:word-count="387" meta:character-count="2417"/>
  </office:meta>
</office:document-meta>
</file>